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896566</text:p>
          </table:table-cell>
          <table:table-cell table:style-name="ce1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6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24-2*20R0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948">
            <text:p>0,195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4.99223">
            <text:p>34,9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6" office:value-type="string">
            <text:p>1823475</text:p>
          </table:table-cell>
          <table:table-cell table:style-name="ce16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6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1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2]+[.AB86]" office:value-type="currency" office:currency="EUR" office:value="65.94323">
            <text:p>65,9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4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.07.2019</text:date>, <text:time>20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7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3T20:08:48</dc:date>
    <meta:editing-cycles>2782</meta:editing-cycles>
    <meta:editing-duration>P15DT4H12M13S</meta:editing-duration>
    <meta:generator>OpenOffice/4.1.6$Unix OpenOffice.org_project/416m1$Build-9790</meta:generator>
    <meta:document-statistic meta:table-count="1" meta:cell-count="19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